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ackground-color="#81370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ff8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 fo:border="0.06pt solid #000000"/>
    </style:style>
    <style:style style:name="ce33" style:family="table-cell" style:parent-style-name="Default">
      <style:table-cell-properties fo:background-color="#ff860d" fo:border="0.06pt solid #000000"/>
    </style:style>
    <style:style style:name="ce46" style:family="table-cell" style:parent-style-name="Default">
      <style:table-cell-properties fo:background-color="#813709" fo:border="0.06pt solid #000000"/>
    </style:style>
    <style:style style:name="ce44" style:family="table-cell" style:parent-style-name="Default">
      <style:table-cell-properties fo:background-color="#ffffff" fo:border="0.74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4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number-columns-repeated="121" table:default-cell-style-name="ce58"/>
        <table:table-row table:style-name="ro1">
          <table:table-cell table:style-name="ce1" office:value-type="string" calcext:value-type="string" table:number-columns-spanned="6" table:number-rows-spanned="1">
            <text:p>Games database [last update: September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yonetta</text:p>
          </table:table-cell>
          <table:table-cell table:style-name="ce21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40" office:value-type="string" calcext:value-type="string">
            <text:p>ic pure platinum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Elden Ring</text:p>
          </table:table-cell>
          <table:table-cell table:style-name="ce22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Cuphead [no DLC]</text:p>
          </table:table-cell>
          <table:table-cell table:style-name="ce20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okemon Arceus</text:p>
          </table:table-cell>
          <table:table-cell table:style-name="ce25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Tekken 7</text:p>
          </table:table-cell>
          <table:table-cell table:style-name="ce27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Bloodborne [no DLC]</text:p>
          </table:table-cell>
          <table:table-cell table:style-name="ce28"/>
          <table:table-cell table:style-name="ce35" office:value-type="string" calcext:value-type="string">
            <text:p>platinum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1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1" office:value-type="string" calcext:value-type="string">
            <text:p>Zen Chess: 1 Move</text:p>
          </table:table-cell>
          <table:table-cell table:style-name="ce46"/>
          <table:table-cell table:style-name="ce56" office:value-type="string" calcext:value-type="string">
            <text:p>platinum [ok]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7" office:value-type="string" calcext:value-type="string">
            <text:p>Doom Eternal [no DLC]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Default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1"/>
          <table:table-cell table:number-columns-repeated="122"/>
        </table:table-row>
        <table:table-row table:style-name="ro1">
          <table:table-cell table:style-name="Default"/>
          <table:table-cell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8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8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8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8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4T09:41:25.342153991</dc:date>
    <meta:creation-date>2022-06-07T15:38:33Z</meta:creation-date>
    <meta:editing-cycles>122</meta:editing-cycles>
    <meta:editing-duration>PT1H58M35S</meta:editing-duration>
    <meta:generator>LibreOffice/7.3.5.2$Linux_X86_64 LibreOffice_project/30$Build-2</meta:generator>
    <meta:document-statistic meta:table-count="1" meta:cell-count="101" meta:object-count="0"/>
  </office:meta>
</office:document-meta>
</file>